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ed5fa" officeooo:paragraph-rsid="000ed5fa"/>
    </style:style>
    <style:style style:name="P2" style:family="paragraph" style:parent-style-name="Text_20_body">
      <style:text-properties fo:color="#9900ff" officeooo:rsid="000ed5fa" officeooo:paragraph-rsid="000ed5fa"/>
    </style:style>
    <style:style style:name="P3" style:family="paragraph" style:parent-style-name="Text_20_body">
      <style:text-properties fo:color="#9900ff" officeooo:rsid="00110eb0" officeooo:paragraph-rsid="00110eb0"/>
    </style:style>
    <style:style style:name="P4" style:family="paragraph" style:parent-style-name="Text_20_body">
      <style:text-properties officeooo:paragraph-rsid="000eee62"/>
    </style:style>
    <style:style style:name="P5" style:family="paragraph" style:parent-style-name="Text_20_body">
      <style:text-properties officeooo:rsid="00105d8c" officeooo:paragraph-rsid="00105d8c"/>
    </style:style>
    <style:style style:name="P6" style:family="paragraph" style:parent-style-name="Text_20_body">
      <style:text-properties style:use-window-font-color="true" officeooo:rsid="00110eb0" officeooo:paragraph-rsid="00110eb0"/>
    </style:style>
    <style:style style:name="P7" style:family="paragraph" style:parent-style-name="Title">
      <style:text-properties officeooo:rsid="000ed5fa" officeooo:paragraph-rsid="000ed5fa"/>
    </style:style>
    <style:style style:name="T1" style:family="text">
      <style:text-properties officeooo:rsid="000eee62"/>
    </style:style>
    <style:style style:name="T2" style:family="text">
      <style:text-properties fo:color="#9900ff"/>
    </style:style>
    <style:style style:name="T3" style:family="text">
      <style:text-properties fo:color="#9900ff" officeooo:rsid="000ed5fa"/>
    </style:style>
    <style:style style:name="T4" style:family="text">
      <style:text-properties fo:color="#9900ff" officeooo:rsid="000eee62"/>
    </style:style>
    <style:style style:name="T5" style:family="text">
      <style:text-properties fo:color="#9900ff" officeooo:rsid="00105d8c"/>
    </style:style>
    <style:style style:name="T6" style:family="text">
      <style:text-properties officeooo:rsid="00105d8c"/>
    </style:style>
    <style:style style:name="T7" style:family="text">
      <style:text-properties officeooo:rsid="00110eb0"/>
    </style:style>
    <style:style style:name="T8" style:family="text">
      <style:text-properties officeooo:rsid="00121f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moria Práctica 4</text:p>
      <text:p text:style-name="P1">1.<text:span text:style-name="T7">1</text:span> Formulación del problema (variables, dominios y restricciones).</text:p>
      <text:p text:style-name="P2">Variables: Ci<text:span text:style-name="T6">k</text:span> – i, <text:span text:style-name="T6">j</text:span>=1 hasta N – casilla en la posición i-<text:span text:style-name="T6">j</text:span>.</text:p>
      <text:p text:style-name="P2">Solución: V={Ci<text:span text:style-name="T6">j, Ckl, Cab,...</text:span>} vector de solución del robot <text:span text:style-name="T6">(longitud M)</text:span>.</text:p>
      <text:p text:style-name="P2">Solución óptima: <text:span text:style-name="T1">Vo={Cbc, Chg, Cpk, ...} vector de solución óptima del robot (longitud P&lt;M).</text:span></text:p>
      <text:p text:style-name="P2">Dominio de Ci<text:span text:style-name="T6">j</text:span>: D(Ci<text:span text:style-name="T6">j</text:span>)={L, O}, libre u ocupada por algún obstáculo tras la catástrofe.</text:p>
      <text:p text:style-name="P4"><text:span text:style-name="T3">Restricciones sobre Ci</text:span><text:span text:style-name="T5">j</text:span><text:span text:style-name="T3">: </text:span></text:p>
      <text:p text:style-name="P4"><text:span text:style-name="T4">E</text:span><text:span text:style-name="T3">l robot no puede pasar por </text:span><text:span text:style-name="T4">casillas ocupadas (C</text:span><text:span text:style-name="T5">ts</text:span><text:span text:style-name="T4">=O, C</text:span><text:span text:style-name="T5">ts</text:span><text:span text:style-name="T4"> </text:span><text:span text:style-name="T2">∉ </text:span><text:span text:style-name="T4">{V U Vo}).</text:span></text:p>
      <text:p text:style-name="P5"><text:span text:style-name="T4">E</text:span><text:span text:style-name="T2">l robot no puede salirse del tablero que representa la central (Cij, i,j&lt;N, i,j&gt;=0).</text:span></text:p>
      <text:p text:style-name="P6">1.2 Descripción del espacio de búsqueda y de soluciones, así como su tamaño.</text:p>
      <text:p text:style-name="P3">El espacio de búsqueda es 1+4+4^2+...+4^n<text:span text:style-name="T8">=(1-4^n)/(-3)=O(4^n)</text:span>, es decir, el número de decisiones posibles siendo o no factibles. <text:span text:style-name="T8">El espacio de soluciones es el número de hojas del árbol de decisiones, es decir, 4^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án </meta:initial-creator>
    <meta:creation-date>2015-05-26T18:23:37.177100765</meta:creation-date>
    <dc:date>2015-05-26T19:28:39.382291116</dc:date>
    <dc:creator>Adrián </dc:creator>
    <meta:editing-duration>PT3M11S</meta:editing-duration>
    <meta:editing-cycles>1</meta:editing-cycles>
    <meta:document-statistic meta:table-count="0" meta:image-count="0" meta:object-count="0" meta:page-count="1" meta:paragraph-count="11" meta:word-count="138" meta:character-count="869" meta:non-whitespace-character-count="739"/>
    <meta:generator>LibreOffice/4.2.8.2$Linux_X86_64 LibreOffice_project/420m0$Build-2</meta:generator>
  </office:meta>
</office:document-meta>
</file>